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Refere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erenc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erence.of( Class &lt; ? &gt; klass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erence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ference.MethodReference( String classNam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erence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Referen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